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bebdc" officeooo:paragraph-rsid="000bebdc"/>
    </style:style>
    <style:style style:name="P2" style:family="paragraph" style:parent-style-name="Standard">
      <style:text-properties style:text-underline-style="none" officeooo:rsid="000dab6f" officeooo:paragraph-rsid="000dab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a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“club name”,</text:p>
      <text:p text:style-name="P1"/>
      <text:p text:style-name="P1">We are the Tragamillas club from Alcañiz(Spain),we are writting this letter to <text:span text:style-name="T2">offer</text:span> you the oportunity <text:span text:style-name="T2">of cooperate</text:span> with us <text:span text:style-name="T2">for future european proyects because we believe that we have a very similar values with your association.</text:span></text:p>
      <text:p text:style-name="P1"/>
      <text:p text:style-name="P2">We look forward to your reply,</text:p>
      <text:p text:style-name="P2"/>
      <text:p text:style-name="P2">Tragamillas Cl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3:40:15.355513231</meta:creation-date>
    <dc:date>2022-02-22T13:54:23.794173434</dc:date>
    <meta:editing-duration>PT14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8" meta:character-count="293" meta:non-whitespace-character-count="249"/>
  </office:meta>
</office:document-meta>
</file>